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font-weight="normal" officeooo:paragraph-rsid="00351d98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erif" fo:font-size="12pt" fo:font-weight="normal" officeooo:rsid="00202c46" officeooo:paragraph-rsid="00202c46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erif" fo:font-size="12pt" fo:font-weight="normal" officeooo:rsid="00202c46" officeooo:paragraph-rsid="00399960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erif" fo:font-size="12pt" fo:font-weight="normal" officeooo:rsid="00233d6a" officeooo:paragraph-rsid="002436e6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erif" fo:font-size="12pt" fo:font-weight="normal" officeooo:rsid="00233d6a" officeooo:paragraph-rsid="00404eb8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erif" fo:font-size="12pt" fo:font-weight="normal" officeooo:rsid="00233d6a" officeooo:paragraph-rsid="0034e719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erif" fo:font-size="12pt" fo:font-weight="normal" officeooo:rsid="00233d6a" officeooo:paragraph-rsid="00649375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erif" fo:font-size="12pt" fo:font-weight="normal" officeooo:rsid="00412372" officeooo:paragraph-rsid="00412372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erif" fo:font-size="12pt" fo:font-weight="normal" officeooo:rsid="00412372" officeooo:paragraph-rsid="0034e719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erif" fo:font-size="12pt" fo:font-weight="normal" officeooo:rsid="0034e719" officeooo:paragraph-rsid="0034e719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erif" fo:font-size="12pt" fo:font-weight="normal" officeooo:rsid="0034e719" officeooo:paragraph-rsid="00649375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erif" fo:font-size="12pt" fo:font-weight="normal" officeooo:rsid="0034e719" officeooo:paragraph-rsid="006e761c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erif" fo:font-size="12pt" fo:font-weight="normal" officeooo:rsid="00351d98" officeooo:paragraph-rsid="00649375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erif" fo:font-size="12pt" fo:font-weight="normal" officeooo:rsid="00351d98" officeooo:paragraph-rsid="00351d98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erif" fo:font-size="12pt" fo:font-weight="normal" officeooo:rsid="00649375" officeooo:paragraph-rsid="00649375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Liberation Serif" fo:font-size="12pt" fo:font-weight="normal" officeooo:rsid="0064adc3" officeooo:paragraph-rsid="0064adc3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iberation Serif" fo:font-size="12pt" fo:font-weight="normal" officeooo:rsid="0041663e" officeooo:paragraph-rsid="00429d40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erif" fo:font-size="12pt" fo:font-weight="normal" officeooo:rsid="004725bb" officeooo:paragraph-rsid="004725bb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iberation Serif" fo:font-size="12pt" fo:font-weight="normal" officeooo:rsid="00676017" officeooo:paragraph-rsid="00676017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iberation Serif" fo:font-size="12pt" fo:font-weight="normal" officeooo:rsid="00676017" officeooo:paragraph-rsid="006baaf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paragraph-rsid="00351d98" style:font-size-asian="12pt" style:font-size-complex="12pt"/>
    </style:style>
    <style:style style:name="T1" style:family="text">
      <style:text-properties officeooo:rsid="00202c46"/>
    </style:style>
    <style:style style:name="T2" style:family="text">
      <style:text-properties officeooo:rsid="002560ff"/>
    </style:style>
    <style:style style:name="T3" style:family="text">
      <style:text-properties officeooo:rsid="002d7b67"/>
    </style:style>
    <style:style style:name="T4" style:family="text">
      <style:text-properties officeooo:rsid="0032792b"/>
    </style:style>
    <style:style style:name="T5" style:family="text">
      <style:text-properties fo:color="#2cff05" style:font-name="Monaco" fo:font-size="16pt" style:font-size-asian="16pt"/>
    </style:style>
    <style:style style:name="T6" style:family="text">
      <style:text-properties style:font-name="Monaco"/>
    </style:style>
    <style:style style:name="T7" style:family="text">
      <style:text-properties style:font-name="Monaco" fo:font-size="16pt" style:font-size-asian="16pt"/>
    </style:style>
    <style:style style:name="T8" style:family="text">
      <style:text-properties officeooo:rsid="00429d40"/>
    </style:style>
    <style:style style:name="T9" style:family="text">
      <style:text-properties officeooo:rsid="00444351"/>
    </style:style>
    <style:style style:name="T10" style:family="text">
      <style:text-properties officeooo:rsid="0063f403"/>
    </style:style>
    <style:style style:name="T11" style:family="text">
      <style:text-properties officeooo:rsid="006424ba"/>
    </style:style>
    <style:style style:name="T12" style:family="text">
      <style:text-properties officeooo:rsid="00649375"/>
    </style:style>
    <style:style style:name="T13" style:family="text">
      <style:text-properties officeooo:rsid="0064adc3"/>
    </style:style>
    <style:style style:name="T14" style:family="text">
      <style:text-properties officeooo:rsid="00652210"/>
    </style:style>
    <style:style style:name="T15" style:family="text">
      <style:text-properties officeooo:rsid="006955ff"/>
    </style:style>
    <style:style style:name="T16" style:family="text">
      <style:text-properties fo:font-style="italic" officeooo:rsid="00649375" style:font-style-asian="italic" style:font-style-complex="italic"/>
    </style:style>
    <style:style style:name="T17" style:family="text">
      <style:text-properties fo:font-style="italic" officeooo:rsid="006baaf3" style:font-style-asian="italic" style:font-style-complex="italic"/>
    </style:style>
    <style:style style:name="T18" style:family="text">
      <style:text-properties fo:font-style="italic" officeooo:rsid="0032792b" style:font-style-asian="italic" style:font-style-complex="italic"/>
    </style:style>
    <style:style style:name="T19" style:family="text">
      <style:text-properties fo:font-style="italic" officeooo:rsid="00412372" style:font-style-asian="italic" style:font-style-complex="italic"/>
    </style:style>
    <style:style style:name="T20" style:family="text">
      <style:text-properties officeooo:rsid="006baaf3"/>
    </style:style>
    <style:style style:name="T21" style:family="text">
      <style:text-properties officeooo:rsid="00412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ing R in production may require to schedule some R jobs. For instance, we might want to run an R script every Wednesday at 10 am and every Thursday at 3 pm. The script can be run from terminal using the Rscript command, which it makes it easy to automate everything. In Unix-like operating systems, we can use Cron to plan the execution of terminal scripts launching the R jobs.</text:span></text:p>
      <text:p text:style-name="P2"/>
      <text:p text:style-name="P3"><text:span text:style-name="T3">Sometimes, an</text:span> R script <text:span text:style-name="T3">needs to run with different configuration settings. An option is including some code that reads from a configuration file. Then, we can automatically modify the configuration file before running the script. However, this approach may be a bit complex.</text:span></text:p>
      <text:p text:style-name="P4"/>
      <text:p text:style-name="P5"><text:span text:style-name="T2">A</text:span> <text:span text:style-name="T4">more direct solution is specifying the scripts from the command line. </text:span><text:span text:style-name="T18">commandArgs</text:span><text:span text:style-name="T4"> is an R function that reads all the command line arguments. In order to read and structure them into a list, we can use this function.</text:span></text:p>
      <text:p text:style-name="P4"/>
      <text:p text:style-name="P8">readTerminalArgs &lt;- function () {</text:p>
      <text:p text:style-name="P8"><text:s text:c="2"/>terminal_args &lt;- commandArgs()[-(1:5)]</text:p>
      <text:p text:style-name="P8"><text:s text:c="2"/>if(length(terminal_args) == 0) return(list())</text:p>
      <text:p text:style-name="P8"><text:s text:c="2"/>names_args &lt;- c("", terminal_args[-length(terminal_args)])</text:p>
      <text:p text:style-name="P8"><text:s text:c="2"/>names_args[!grepl("^-", names_args)] &lt;- ""</text:p>
      <text:p text:style-name="P8"><text:s text:c="2"/>names(terminal_args) &lt;- gsub("^-", "", names_args)</text:p>
      <text:p text:style-name="P8"><text:s text:c="2"/>terminal_args &lt;- terminal_args[grepl("^[^-]", terminal_args)]</text:p>
      <text:p text:style-name="P8"><text:s text:c="2"/>as.list(terminal_args)</text:p>
      <text:p text:style-name="P9">}</text:p>
      <text:p text:style-name="P10"/>
      <text:p text:style-name="P12">Then, at the beginning of each script, we <text:span text:style-name="T10">only</text:span> need to run <text:span text:style-name="T19">readTerminalArgs</text:span>.</text:p>
      <text:p text:style-name="P6"/>
      <text:p text:style-name="P13">Let's <text:span text:style-name="T12">build the script</text:span> test.R <text:span text:style-name="T12">including the function definition and</text:span></text:p>
      <text:p text:style-name="P11"/>
      <text:p text:style-name="P15">list_args &lt;- readTerminalArgs()</text:p>
      <text:p text:style-name="P15">print(list_args)</text:p>
      <text:p text:style-name="P7"/>
      <text:p text:style-name="P13">Running</text:p>
      <text:p text:style-name="P14">Rscript <text:s/>test.R -<text:span text:style-name="T13">arg1</text:span> <text:span text:style-name="T13">a</text:span> -<text:span text:style-name="T13">arg2</text:span> <text:span text:style-name="T20">1 e 5</text:span></text:p>
      <text:p text:style-name="P14"/>
      <text:p text:style-name="P14">The output will be</text:p>
      <text:p text:style-name="P14"/>
      <text:p text:style-name="P22">$arg1</text:p>
      <text:p text:style-name="P21">[1] "a"</text:p>
      <text:p text:style-name="P21"/>
      <text:p text:style-name="P21">$arg2</text:p>
      <text:p text:style-name="P21">[1] "1"</text:p>
      <text:p text:style-name="P21"/>
      <text:p text:style-name="P21">[[3]]</text:p>
      <text:p text:style-name="P21">[1] "e"</text:p>
      <text:p text:style-name="P21"/>
      <text:p text:style-name="P21">[[4]]</text:p>
      <text:p text:style-name="P21">[1] "5"</text:p>
      <text:p text:style-name="P22"/>
      <text:p text:style-name="P14"/>
      <text:p text:style-name="P16">The first two arguments are named “<text:span text:style-name="T14">arg1” and “arg2”, as specified in the terminal. The other two arguments don't have a name.</text:span></text:p>
      <text:p text:style-name="P19"/>
      <text:p text:style-name="P20">The remaining script can <text:span text:style-name="T15">depend on</text:span> <text:span text:style-name="T12">list_args. In this way, we can easily schedule to run the same R </text:span><text:soft-page-break/><text:span text:style-name="T12">script with different configurations. For instance, we can run </text:span><text:span text:style-name="T16">Rscript test.R -arg1 a -arg2 </text:span><text:span text:style-name="T17">1</text:span><text:span text:style-name="T12"> on Wedsday and </text:span><text:span text:style-name="T16">Rscript test.R -arg1 </text:span><text:span text:style-name="T17">b</text:span><text:span text:style-name="T16"> -arg2 </text:span><text:span text:style-name="T17">2</text:span><text:span text:style-name="T16"> </text:span><text:span text:style-name="T12">on Thursday </text:span></text:p>
      <text:p text:style-name="P14"/>
      <text:p text:style-name="P17">This solution is very basic <text:span text:style-name="T15">and provides the base to read the arguments</text:span>. <text:span text:style-name="T8">Some additions can be:</text:span></text:p>
      <text:p text:style-name="P17">- <text:span text:style-name="T8">S</text:span>et<text:span text:style-name="T8">ting</text:span> defaults</text:p>
      <text:p text:style-name="P17"><text:span text:style-name="T8">- Setting the names of the unnamed arguments</text:span></text:p>
      <text:p text:style-name="P17">- <text:span text:style-name="T9">Including the option of specifying the name with a --</text:span></text:p>
      <text:p text:style-name="P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Usuelli</meta:initial-creator>
    <meta:creation-date>2015-03-14T13:57:46.242941000</meta:creation-date>
    <meta:generator>LibreOffice/4.2.5.2$MacOSX_x86 LibreOffice_project/61cb170a04bb1f12e77c884eab9192be736ec5f5</meta:generator>
    <dc:date>2015-03-14T15:09:57.330034000</dc:date>
    <dc:creator>Michele Usuelli</dc:creator>
    <meta:editing-duration>PT1H9M58S</meta:editing-duration>
    <meta:editing-cycles>86</meta:editing-cycles>
    <meta:document-statistic meta:table-count="0" meta:image-count="0" meta:object-count="0" meta:page-count="2" meta:paragraph-count="33" meta:word-count="347" meta:character-count="2126" meta:non-whitespace-character-count="1802"/>
  </office:meta>
</office:document-meta>
</file>